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Cambria" svg:font-family="Cambria"/>
  </office:font-face-decls>
  <office:automatic-styles>
    <style:style style:name="ce1" style:family="table-cell" style:parent-style-name="Default" style:data-style-name="N0">
      <style:table-cell-properties style:vertical-align="middle" fo:background-color="#FFFFFF" style:cell-protect="none"/>
    </style:style>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style:vertical-align="middle" style:cell-protect="none"/>
    </style:style>
    <style:style style:name="ce4" style:family="table-cell" style:parent-style-name="Default" style:data-style-name="N0">
      <style:table-cell-properties fo:border="thin solid #000000" style:vertical-align="middle" fo:background-color="#FFFFFF" style:cell-protect="none"/>
    </style:style>
    <style:style style:name="ce5" style:family="table-cell" style:parent-style-name="Default" style:data-style-name="N0">
      <style:table-cell-properties fo:border="thin solid #000000" style:vertical-align="middle" fo:wrap-option="wrap" style:cell-protect="none"/>
    </style:style>
    <style:style style:name="ce6"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7"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8"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9"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0" style:family="table-cell" style:parent-style-name="Default" style:data-style-name="N57">
      <style:table-cell-properties fo:border="thin solid #000000" style:vertical-align="middle" style:cell-protect="none" style:repeat-content="false"/>
      <style:paragraph-properties fo:text-align="end" fo:margin-right="0cm"/>
    </style:style>
    <style:style style:name="ce11" style:family="table-cell" style:parent-style-name="Default" style:data-style-name="N57">
      <style:table-cell-properties fo:border="thin solid #000000" style:vertical-align="middle" fo:background-color="#A6A6A6" style:cell-protect="protected" style:repeat-content="false"/>
      <style:paragraph-properties fo:text-align="end" fo:margin-right="0cm"/>
    </style:style>
    <style:style style:name="ce12" style:family="table-cell" style:parent-style-name="Default" style:data-style-name="N57">
      <style:table-cell-properties fo:border="thin solid #000000" style:vertical-align="middle" fo:background-color="#BFBFBF" style:cell-protect="protected" style:repeat-content="false"/>
      <style:paragraph-properties fo:text-align="end" fo:margin-right="0cm"/>
    </style:style>
    <style:style style:name="ce13" style:family="table-cell" style:parent-style-name="Default" style:data-style-name="N57">
      <style:table-cell-properties fo:border="thin solid #000000" style:vertical-align="middle" fo:background-color="#A6A6A6" style:cell-protect="protected" style:repeat-content="false"/>
      <style:paragraph-properties fo:text-align="end" fo:margin-right="0cm"/>
    </style:style>
    <style:style style:name="ce14" style:family="table-cell" style:parent-style-name="Default" style:data-style-name="N0">
      <style:table-cell-properties fo:border="thin solid #000000" style:vertical-align="middle" fo:wrap-option="wrap" style:cell-protect="none"/>
    </style:style>
    <style:style style:name="ce1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1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20" style:family="table-cell" style:parent-style-name="Default" style:data-style-name="N0">
      <style:table-cell-properties fo:border="thin solid #000000" style:vertical-align="middle" fo:wrap-option="wrap" fo:background-color="#FFFFFF" style:cell-protect="none"/>
    </style:style>
    <style:style style:name="ce21" style:family="table-cell" style:parent-style-name="Default" style:data-style-name="N57">
      <style:table-cell-properties style:vertical-align="middle"/>
    </style:style>
    <style:style style:name="ce22" style:family="table-cell" style:parent-style-name="Default" style:data-style-name="N57">
      <style:table-cell-properties fo:border="thin solid #000000" style:vertical-align="middle"/>
    </style:style>
    <style:style style:name="ce23" style:family="table-cell" style:parent-style-name="Default" style:data-style-name="N57">
      <style:table-cell-properties fo:border="thin solid #000000" style:vertical-align="middle" fo:wrap-option="wrap" style:cell-protect="none" style:repeat-content="false"/>
      <style:paragraph-properties fo:text-align="end" fo:margin-right="0cm"/>
    </style:style>
    <style:style style:name="ce24" style:family="table-cell" style:parent-style-name="Default" style:data-style-name="N0">
      <style:table-cell-properties fo:border="thin solid #000000" style:vertical-align="middle" fo:wrap-option="wrap" fo:background-color="#FFFFFF" style:cell-protect="none" style:repeat-content="false"/>
      <style:paragraph-properties fo:text-align="start" fo:margin-left="0cm"/>
      <style:text-properties fo:color="#000000"/>
    </style:style>
    <style:style style:name="ce25" style:family="table-cell" style:parent-style-name="Default" style:data-style-name="N4">
      <style:table-cell-properties fo:border="thin solid #000000" style:vertical-align="middle" fo:background-color="#D9D9D9" style:cell-protect="protected" style:repeat-content="false"/>
      <style:paragraph-properties fo:text-align="end" fo:margin-right="0cm"/>
    </style:style>
    <style:style style:name="ce26" style:family="table-cell" style:parent-style-name="Default" style:data-style-name="N4">
      <style:table-cell-properties fo:border="thin solid #000000" style:vertical-align="middle" fo:background-color="#A6A6A6" style:cell-protect="protected" style:repeat-content="false"/>
      <style:paragraph-properties fo:text-align="end" fo:margin-right="0cm"/>
    </style:style>
    <style:style style:name="ce27"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28"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29"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3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31"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32"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33"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4"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5"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6"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37"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38" style:family="table-cell" style:parent-style-name="Default" style:data-style-name="N0">
      <style:table-cell-properties fo:border-top="none" fo:border-bottom="none" fo:border-left="thin solid #000000" fo:border-right="thin solid #000000" fo:background-color="#BFBFBF" style:cell-protect="protected"/>
    </style:style>
    <style:style style:name="ce39"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41"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42"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43"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44"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45"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46"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47"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48"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49"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50"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51"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5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53"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54"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55"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5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5.60916666666667cm"/>
    </style:style>
    <style:style style:name="co2" style:family="table-column">
      <style:table-column-properties fo:break-before="auto" style:column-width="3.59833333333333cm"/>
    </style:style>
    <style:style style:name="co3" style:family="table-column">
      <style:table-column-properties fo:break-before="auto" style:column-width="3.12208333333333cm"/>
    </style:style>
    <style:style style:name="co4" style:family="table-column">
      <style:table-column-properties fo:break-before="auto" style:column-width="2.301875cm"/>
    </style:style>
    <style:style style:name="co5" style:family="table-column">
      <style:table-column-properties fo:break-before="auto" style:column-width="2.32833333333333cm"/>
    </style:style>
    <style:style style:name="co6" style:family="table-column">
      <style:table-column-properties fo:break-before="auto" style:column-width="2.19604166666667cm"/>
    </style:style>
    <style:style style:name="co7" style:family="table-column">
      <style:table-column-properties fo:break-before="auto" style:column-width="2.40770833333333cm"/>
    </style:style>
    <style:style style:name="co8" style:family="table-column">
      <style:table-column-properties fo:break-before="auto" style:column-width="2.64583333333333cm"/>
    </style:style>
    <style:style style:name="co9" style:family="table-column">
      <style:table-column-properties fo:break-before="auto" style:column-width="3.70416666666667cm"/>
    </style:style>
    <style:style style:name="co10" style:family="table-column">
      <style:table-column-properties fo:break-before="auto" style:column-width="4.206875cm"/>
    </style:style>
    <style:style style:name="co11" style:family="table-column">
      <style:table-column-properties fo:break-before="auto" style:column-width="4.94770833333333cm"/>
    </style:style>
    <style:style style:name="co12" style:family="table-column">
      <style:table-column-properties fo:break-before="auto" style:column-width="4.28625cm"/>
    </style:style>
    <style:style style:name="co13" style:family="table-column">
      <style:table-column-properties fo:break-before="auto" style:column-width="24.13cm"/>
    </style:style>
    <style:style style:name="co14"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51.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name="ce5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F5]));ISBLANK([.AE5])))" style:apply-style-name="cf1" style:base-cell-address="Data_sheet.AE5"/>
    </style:style>
    <style:style style:name="ce5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6]));ISBLANK([.AD6])))" style:apply-style-name="cf1" style:base-cell-address="Data_sheet.AD6"/>
    </style:style>
    <style:style style:name="ce5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5]));ISBLANK([.AD5])))" style:apply-style-name="cf1" style:base-cell-address="Data_sheet.AD5"/>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L5]));ISBLANK([.AK5])))" style:apply-style-name="cf1" style:base-cell-address="Data_sheet.AK5"/>
    </style:style>
    <style:style style:name="ce61" style:family="table-cell" style:parent-style-name="Default" style:data-style-name="N57">
      <style:table-cell-properties fo:border="thin solid #000000" style:vertical-align="middle" fo:wrap-option="wrap" style:cell-protect="none" style:repeat-content="false"/>
      <style:paragraph-properties fo:text-align="end" fo:margin-right="0cm"/>
      <style:map style:condition="of:is-true-formula(AND(NOT(ISBLANK([.AL4]));ISBLANK([.AK4])))" style:apply-style-name="cf1" style:base-cell-address="Data_sheet.AK4"/>
    </style:style>
    <style:style style:name="ce6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4]));ISBLANK([.D4])))" style:apply-style-name="cf1" style:base-cell-address="Data_sheet.D4"/>
    </style:style>
    <style:style style:name="ce6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4]));ISBLANK([.F4])))" style:apply-style-name="cf1" style:base-cell-address="Data_sheet.F4"/>
    </style:style>
    <style:style style:name="ce6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H4])))" style:apply-style-name="cf1" style:base-cell-address="Data_sheet.H4"/>
    </style:style>
    <style:style style:name="ce6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4]));ISBLANK([.J4])))" style:apply-style-name="cf1" style:base-cell-address="Data_sheet.J4"/>
    </style:style>
    <style:style style:name="ce66" style:family="table-cell" style:parent-style-name="Default" style:data-style-name="N0">
      <style:table-cell-properties fo:border="thin solid #000000" style:vertical-align="middle" fo:wrap-option="wrap" style:cell-protect="none"/>
      <style:map style:condition="of:is-true-formula(AND(NOT(ISBLANK([.$A4]));ISBLANK([.B4])))" style:apply-style-name="cf1" style:base-cell-address="Data_sheet.B4"/>
    </style:style>
    <style:style style:name="ce67" style:family="table-cell" style:parent-style-name="Default" style:data-style-name="N0">
      <style:table-cell-properties fo:border="thin solid #000000" style:vertical-align="middle" fo:wrap-option="wrap" style:cell-protect="none"/>
      <style:map style:condition="of:is-true-formula(AND(NOT(ISBLANK([.A4]));ISBLANK([.C4])))" style:apply-style-name="cf1" style:base-cell-address="Data_sheet.C4"/>
    </style:style>
    <style:style style:name="ce68" style:family="table-cell" style:parent-style-name="Default" style:data-style-name="N0">
      <style:table-cell-properties fo:border="thin solid #000000" style:vertical-align="middle" fo:wrap-option="wrap" style:cell-protect="none"/>
      <style:map style:condition="of:is-true-formula(AND(NOT(ISBLANK([.A5]));ISBLANK([.C5])))" style:apply-style-name="cf1" style:base-cell-address="Data_sheet.C5"/>
    </style:style>
    <style:style style:name="ce69" style:family="table-cell" style:parent-style-name="Default" style:data-style-name="N0">
      <style:table-cell-properties fo:border="thin solid #000000" style:vertical-align="middle" fo:wrap-option="wrap" style:cell-protect="none"/>
      <style:map style:condition="of:is-true-formula(AND(NOT(ISBLANK([.$A5]));ISBLANK([.B5])))" style:apply-style-name="cf1" style:base-cell-address="Data_sheet.B5"/>
    </style:style>
    <style:style style:name="ce70" style:family="table-cell" style:parent-style-name="Default" style:data-style-name="N0">
      <style:table-cell-properties fo:border="thin solid #000000" style:vertical-align="middle" fo:wrap-option="wrap" style:cell-protect="none"/>
      <style:map style:condition="of:is-true-formula(AND(NOT(ISBLANK([.A6]));ISBLANK([.C6])))" style:apply-style-name="cf1" style:base-cell-address="Data_sheet.C6"/>
    </style:style>
    <style:style style:name="ce71" style:family="table-cell" style:parent-style-name="Default" style:data-style-name="N0">
      <style:table-cell-properties fo:border="thin solid #000000" style:vertical-align="middle" fo:wrap-option="wrap" style:cell-protect="none"/>
      <style:map style:condition="of:is-true-formula(AND(NOT(ISBLANK([.$A6]));ISBLANK([.B6])))" style:apply-style-name="cf1" style:base-cell-address="Data_sheet.B6"/>
    </style:style>
    <style:style style:name="ce7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5]));ISBLANK([.N5])))" style:apply-style-name="cf1" style:base-cell-address="Data_sheet.N5"/>
    </style:style>
    <style:style style:name="ce7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N5]));ISBLANK([.O5])))" style:apply-style-name="cf1" style:base-cell-address="Data_sheet.O5"/>
    </style:style>
    <style:style style:name="ce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5]));ISBLANK([.R5])))" style:apply-style-name="cf1" style:base-cell-address="Data_sheet.R5"/>
    </style:style>
    <style:style style:name="ce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7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7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Data_sheet.T4"/>
    </style:style>
    <style:style style:name="ce7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4]));ISBLANK([.U4])))" style:apply-style-name="cf1" style:base-cell-address="Data_sheet.U4"/>
    </style:style>
    <style:style style:name="ce7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8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4]));ISBLANK([.X4])))" style:apply-style-name="cf1" style:base-cell-address="Data_sheet.X4"/>
    </style:style>
    <style:style style:name="ce8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Z4]));ISBLANK([.Y4])))" style:apply-style-name="cf1" style:base-cell-address="Data_sheet.Y4"/>
    </style:style>
    <style:style style:name="ce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L4])))" style:apply-style-name="cf1" style:base-cell-address="Data_sheet.L4"/>
    </style:style>
    <style:style style:name="ce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5]));ISBLANK([.D5])))" style:apply-style-name="cf1" style:base-cell-address="Data_sheet.D5"/>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6]));ISBLANK([.D6])))" style:apply-style-name="cf1" style:base-cell-address="Data_sheet.D6"/>
    </style:style>
    <style:style style:name="ce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1" style:base-cell-address="Data_sheet.N4"/>
    </style:style>
    <style:style style:name="ce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1" style:base-cell-address="Data_sheet.M4"/>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is-true-formula([.L4]&lt;=[.K4])" table:base-cell-address="Data_sheet.L4">
          <table:help-message table:display="true"/>
          <table:error-message table:title="FTE" table:display="true">
            <text:p>The value entered in the FTE field must be less than or equal to the value entered in the headcount field.</text:p>
          </table:error-message>
        </table:content-validation>
        <table:content-validation table:name="val2" table:condition="of:is-true-formula([.D4]&gt;=[.E4])" table:base-cell-address="Data_sheet.D4">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3">
          <table:help-message table:display="true"/>
          <table:error-message table:display="true">
            <text:p>FTE cannot be greater than Headcount</text:p>
            <text:p/>
          </table:error-message>
        </table:content-validation>
        <table:content-validation table:name="val4" table:condition="of:cell-content-is-decimal-number() and cell-content()&gt;=0">
          <table:help-message table:display="true"/>
          <table:error-message table:display="true"/>
        </table:content-validation>
        <table:content-validation table:name="val5" table:condition="of:is-true-formula([.D4]&gt;=[.H4])" table:base-cell-address="Data_sheet.D4">
          <table:help-message table:display="true"/>
          <table:error-message table:title="Headcount" table:display="true">
            <text:p>The value entered in the headcount field must be greater than or equal to the value entered in the FTE field.</text:p>
          </table:error-message>
        </table:content-validation>
      </table:content-validations>
      <table:table table:name="Data_sheet" table:style-name="ta1">
        <table:table-column table:style-name="co1" table:default-cell-style-name="ce3"/>
        <table:table-column table:style-name="co2" table:default-cell-style-name="ce3"/>
        <table:table-column table:style-name="co3" table:default-cell-style-name="ce3"/>
        <table:table-column table:style-name="co4" table:number-columns-repeated="12" table:default-cell-style-name="ce3"/>
        <table:table-column table:style-name="co5" table:default-cell-style-name="ce2"/>
        <table:table-column table:style-name="co6" table:default-cell-style-name="ce2"/>
        <table:table-column table:style-name="co4" table:number-columns-repeated="6" table:default-cell-style-name="ce2"/>
        <table:table-column table:style-name="co7" table:number-columns-repeated="2" table:default-cell-style-name="ce2"/>
        <table:table-column table:style-name="co4" table:number-columns-repeated="2" table:default-cell-style-name="ce2"/>
        <table:table-column table:style-name="co8" table:number-columns-repeated="2" table:default-cell-style-name="ce2"/>
        <table:table-column table:style-name="co9" table:number-columns-repeated="7" table:default-cell-style-name="ce2"/>
        <table:table-column table:style-name="co10" table:number-columns-repeated="3"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16342" table:default-cell-style-name="ce2"/>
        <table:table-row table:style-name="ro1">
          <table:table-cell office:value-type="string" table:number-columns-spanned="1" table:number-rows-spanned="3" table:content-validation-name="val3" table:style-name="ce52">
            <text:p>Organisation name</text:p>
          </table:table-cell>
          <table:table-cell office:value-type="string" table:number-columns-spanned="1" table:number-rows-spanned="3" table:content-validation-name="val3" table:style-name="ce56">
            <text:p>Organisation<text:s/></text:p>
            <text:p>type</text:p>
          </table:table-cell>
          <table:table-cell office:value-type="string" table:number-columns-spanned="1" table:number-rows-spanned="3" table:content-validation-name="val3" table:style-name="ce56">
            <text:p>Main, parent or<text:s/></text:p>
            <text:p>sponsoring department:<text:s/></text:p>
          </table:table-cell>
          <table:table-cell office:value-type="string" table:number-columns-spanned="14" table:number-rows-spanned="1" table:style-name="ce52">
            <text:p>Payroll staff</text:p>
          </table:table-cell>
          <table:covered-table-cell table:number-columns-repeated="13"/>
          <table:table-cell office:value-type="string" table:number-columns-spanned="10" table:number-rows-spanned="1" table:content-validation-name="val3" table:style-name="ce53">
            <text:p>Number of non-payroll staff (contingent labour and consultants/consultancy)</text:p>
          </table:table-cell>
          <table:covered-table-cell table:number-columns-repeated="9"/>
          <table:table-cell office:value-type="string" table:number-columns-spanned="2" table:number-rows-spanned="2" table:content-validation-name="val3" table:style-name="ce55">
            <text:p>Grand Total<text:s/></text:p>
            <text:p>(workforce numbers)</text:p>
          </table:table-cell>
          <table:covered-table-cell/>
          <table:table-cell office:value-type="string" table:number-columns-spanned="7" table:number-rows-spanned="1" table:style-name="ce53">
            <text:p>Payroll staff costs</text:p>
          </table:table-cell>
          <table:covered-table-cell table:number-columns-repeated="6"/>
          <table:table-cell office:value-type="string" table:number-columns-spanned="3" table:number-rows-spanned="1" table:style-name="ce53">
            <text:p>Non-Payroll staff (contingent labour/consultancy) costs</text:p>
          </table:table-cell>
          <table:covered-table-cell table:number-columns-repeated="2"/>
          <table:table-cell office:value-type="string" table:number-columns-spanned="1" table:number-rows-spanned="3" table:style-name="ce55">
            <text:p>Grand Total paybill/staffing (payroll and non-payroll) costs</text:p>
          </table:table-cell>
          <table:table-cell office:value-type="string" table:number-columns-spanned="1" table:number-rows-spanned="3" table:content-validation-name="val3" table:style-name="ce52">
            <text:p>Comments</text:p>
            <text:p><text:span text:style-name="T1">(NB: These will be published alongside your row of information)</text:span></text:p>
          </table:table-cell>
          <table:table-cell office:value-type="string" table:number-columns-spanned="1" table:number-rows-spanned="3" table:content-validation-name="val3" table:style-name="ce52">
            <text:p>Notes for Cabinet Office</text:p>
            <text:p><text:span text:style-name="T1">(Not for publication)</text:span></text:p>
          </table:table-cell>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number-columns-repeated="16128" table:style-name="ce1"/>
        </table:table-row>
        <table:table-row table:style-name="ro2">
          <table:covered-table-cell/>
          <table:covered-table-cell/>
          <table:covered-table-cell/>
          <table:table-cell office:value-type="string" table:number-columns-spanned="2" table:number-rows-spanned="1" table:style-name="ce52">
            <text:p>AO/AA</text:p>
          </table:table-cell>
          <table:covered-table-cell/>
          <table:table-cell office:value-type="string" table:number-columns-spanned="2" table:number-rows-spanned="1" table:style-name="ce52">
            <text:p>EO</text:p>
          </table:table-cell>
          <table:covered-table-cell/>
          <table:table-cell office:value-type="string" table:number-columns-spanned="2" table:number-rows-spanned="1" table:style-name="ce52">
            <text:p>SEO/HEO</text:p>
          </table:table-cell>
          <table:covered-table-cell/>
          <table:table-cell office:value-type="string" table:number-columns-spanned="2" table:number-rows-spanned="1" table:style-name="ce52">
            <text:p>Grade 6/7</text:p>
          </table:table-cell>
          <table:covered-table-cell/>
          <table:table-cell office:value-type="string" table:number-columns-spanned="2" table:number-rows-spanned="1" table:style-name="ce52">
            <text:p>SCS</text:p>
          </table:table-cell>
          <table:covered-table-cell/>
          <table:table-cell office:value-type="string" table:number-columns-spanned="2" table:number-rows-spanned="1" table:style-name="ce52">
            <text:p>Other, unknown, or unspecified</text:p>
          </table:table-cell>
          <table:covered-table-cell/>
          <table:table-cell office:value-type="string" table:number-columns-spanned="2" table:number-rows-spanned="1" table:content-validation-name="val3" table:style-name="ce52">
            <text:p>Total</text:p>
            <text:p>Employees</text:p>
          </table:table-cell>
          <table:covered-table-cell/>
          <table:table-cell office:value-type="string" table:number-columns-spanned="2" table:number-rows-spanned="1" table:style-name="ce52">
            <text:p>Agency staff<text:s/></text:p>
            <text:p>(clerical/admin)</text:p>
          </table:table-cell>
          <table:covered-table-cell/>
          <table:table-cell office:value-type="string" table:number-columns-spanned="2" table:number-rows-spanned="1" table:style-name="ce53">
            <text:p>Interim managers</text:p>
          </table:table-cell>
          <table:covered-table-cell/>
          <table:table-cell office:value-type="string" table:number-columns-spanned="2" table:number-rows-spanned="1" table:style-name="ce53">
            <text:p>Specialist Contractors</text:p>
          </table:table-cell>
          <table:covered-table-cell/>
          <table:table-cell office:value-type="string" table:number-columns-spanned="2" table:number-rows-spanned="1" table:style-name="ce53">
            <text:p>Consultants/consultancy</text:p>
          </table:table-cell>
          <table:covered-table-cell/>
          <table:table-cell office:value-type="string" table:number-columns-spanned="2" table:number-rows-spanned="1" table:style-name="ce52">
            <text:p>Total</text:p>
          </table:table-cell>
          <table:covered-table-cell/>
          <table:covered-table-cell/>
          <table:covered-table-cell/>
          <table:table-cell office:value-type="string" table:number-columns-spanned="1" table:number-rows-spanned="2" table:style-name="ce52">
            <text:p>Salary</text:p>
          </table:table-cell>
          <table:table-cell office:value-type="string" table:number-columns-spanned="1" table:number-rows-spanned="2" table:style-name="ce52">
            <text:p>Allowances</text:p>
          </table:table-cell>
          <table:table-cell office:value-type="string" table:number-columns-spanned="1" table:number-rows-spanned="2" table:style-name="ce52">
            <text:p>Non-consolidated performance payments</text:p>
          </table:table-cell>
          <table:table-cell office:value-type="string" table:number-columns-spanned="1" table:number-rows-spanned="2" table:style-name="ce52">
            <text:p>Overtime</text:p>
          </table:table-cell>
          <table:table-cell office:value-type="string" table:number-columns-spanned="1" table:number-rows-spanned="2" table:style-name="ce52">
            <text:p>Employer pension contributions</text:p>
          </table:table-cell>
          <table:table-cell office:value-type="string" table:number-columns-spanned="1" table:number-rows-spanned="2" table:style-name="ce52">
            <text:p>Employer national insurance contributions</text:p>
          </table:table-cell>
          <table:table-cell office:value-type="string" table:number-columns-spanned="1" table:number-rows-spanned="2" table:style-name="ce52">
            <text:p>Total paybill for payroll staff</text:p>
          </table:table-cell>
          <table:table-cell office:value-type="string" table:number-columns-spanned="1" table:number-rows-spanned="2" table:style-name="ce52">
            <text:p>Total monthly cost of contingent labour: agency (clerical and admin) staff, interim managers and specialist contractors</text:p>
          </table:table-cell>
          <table:table-cell office:value-type="string" table:number-columns-spanned="1" table:number-rows-spanned="2" table:style-name="ce52">
            <text:p>Total monthly cost of consultants/</text:p>
            <text:p>consultancy</text:p>
          </table:table-cell>
          <table:table-cell office:value-type="string" table:number-columns-spanned="1" table:number-rows-spanned="2" table:style-name="ce52">
            <text:p>Total non-payroll (CCL) staff costs</text:p>
          </table:table-cell>
          <table:covered-table-cell/>
          <table:covered-table-cell/>
          <table:covered-table-cell/>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content-validation-name="val3" table:style-name="ce1"/>
          <table:table-cell table:number-columns-repeated="16128" table:style-name="ce1"/>
        </table:table-row>
        <table:table-row table:style-name="ro3">
          <table:covered-table-cell/>
          <table:covered-table-cell/>
          <table:covered-table-cell/>
          <table:table-cell office:value-type="string" table:style-name="ce15">
            <text:p>Headcount</text:p>
          </table:table-cell>
          <table:table-cell office:value-type="string" table:style-name="ce15">
            <text:p>Full-time<text:s/></text:p>
            <text:p>equivalent</text:p>
          </table:table-cell>
          <table:table-cell office:value-type="string" table:style-name="ce15">
            <text:p>Headcount</text:p>
          </table:table-cell>
          <table:table-cell office:value-type="string" table:style-name="ce15">
            <text:p>Full-time<text:s/></text:p>
            <text:p>equivalent</text:p>
          </table:table-cell>
          <table:table-cell office:value-type="string" table:style-name="ce15">
            <text:p>Headcount</text:p>
          </table:table-cell>
          <table:table-cell office:value-type="string" table:style-name="ce15">
            <text:p>Full-time<text:s/></text:p>
            <text:p>equivalent</text:p>
          </table:table-cell>
          <table:table-cell office:value-type="string" table:style-name="ce15">
            <text:p>Headcount</text:p>
          </table:table-cell>
          <table:table-cell office:value-type="string" table:style-name="ce15">
            <text:p>Full-time<text:s/></text:p>
            <text:p>equivalent</text:p>
          </table:table-cell>
          <table:table-cell office:value-type="string" table:style-name="ce15">
            <text:p>Headcount</text:p>
          </table:table-cell>
          <table:table-cell office:value-type="string" table:style-name="ce15">
            <text:p>Full-time<text:s/></text:p>
            <text:p>equivalent</text:p>
          </table:table-cell>
          <table:table-cell office:value-type="string" table:style-name="ce15">
            <text:p>Headcount</text:p>
          </table:table-cell>
          <table:table-cell office:value-type="string" table:style-name="ce15">
            <text:p>Full-time<text:s/></text:p>
            <text:p>equivalent</text:p>
          </table:table-cell>
          <table:table-cell office:value-type="string" table:style-name="ce15">
            <text:p>Headcount</text:p>
          </table:table-cell>
          <table:table-cell office:value-type="string" table:style-name="ce15">
            <text:p>Full-time<text:s/></text:p>
            <text:p>equivalent</text:p>
          </table:table-cell>
          <table:table-cell office:value-type="string" table:style-name="ce16">
            <text:p>Headcount</text:p>
          </table:table-cell>
          <table:table-cell office:value-type="string" table:style-name="ce16">
            <text:p>Full-time<text:s/></text:p>
            <text:p>equivalent</text:p>
          </table:table-cell>
          <table:table-cell office:value-type="string" table:style-name="ce16">
            <text:p>Headcount</text:p>
          </table:table-cell>
          <table:table-cell office:value-type="string" table:style-name="ce16">
            <text:p>Full-time<text:s/></text:p>
            <text:p>equivalent</text:p>
          </table:table-cell>
          <table:table-cell office:value-type="string" table:style-name="ce16">
            <text:p>Headcount</text:p>
          </table:table-cell>
          <table:table-cell office:value-type="string" table:style-name="ce16">
            <text:p>Full-time<text:s/></text:p>
            <text:p>equivalent</text:p>
          </table:table-cell>
          <table:table-cell office:value-type="string" table:style-name="ce16">
            <text:p>Headcount</text:p>
          </table:table-cell>
          <table:table-cell office:value-type="string" table:style-name="ce16">
            <text:p>Full-time<text:s/></text:p>
            <text:p>equivalent</text:p>
          </table:table-cell>
          <table:table-cell office:value-type="string" table:style-name="ce16">
            <text:p>Headcount</text:p>
          </table:table-cell>
          <table:table-cell office:value-type="string" table:style-name="ce16">
            <text:p>Full-time<text:s/></text:p>
            <text:p>equivalent</text:p>
          </table:table-cell>
          <table:table-cell office:value-type="string" table:content-validation-name="val3" table:style-name="ce17">
            <text:p>Headcount</text:p>
          </table:table-cell>
          <table:table-cell office:value-type="string" table:content-validation-name="val3" table:style-name="ce18">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28"/>
        </table:table-row>
        <table:table-row table:style-name="ro4">
          <table:table-cell office:value-type="string" table:style-name="ce14">
            <text:p>Department for International Development</text:p>
          </table:table-cell>
          <table:table-cell office:value-type="string" table:style-name="ce66">
            <text:p>Ministerial Department</text:p>
          </table:table-cell>
          <table:table-cell office:value-type="string" table:style-name="ce67">
            <text:p>Department for International Development</text:p>
          </table:table-cell>
          <table:table-cell office:value-type="float" office:value="97" table:content-validation-name="val5" table:style-name="ce62">
            <text:p>97</text:p>
          </table:table-cell>
          <table:table-cell office:value-type="float" office:value="94.26" table:style-name="ce3">
            <text:p>94.26</text:p>
          </table:table-cell>
          <table:table-cell office:value-type="float" office:value="254" table:style-name="ce63">
            <text:p>254</text:p>
          </table:table-cell>
          <table:table-cell office:value-type="float" office:value="244.69" table:style-name="ce3">
            <text:p>244.69</text:p>
          </table:table-cell>
          <table:table-cell office:value-type="float" office:value="712" table:content-validation-name="val5" table:style-name="ce64">
            <text:p>712</text:p>
          </table:table-cell>
          <table:table-cell office:value-type="float" office:value="697.84" table:style-name="ce3">
            <text:p>697.84</text:p>
          </table:table-cell>
          <table:table-cell office:value-type="float" office:value="1373" table:style-name="ce65">
            <text:p>1373</text:p>
          </table:table-cell>
          <table:table-cell office:value-type="float" office:value="1332.23" table:style-name="ce3">
            <text:p>1332.23</text:p>
          </table:table-cell>
          <table:table-cell office:value-type="float" office:value="90" table:content-validation-name="val1" table:style-name="ce82">
            <text:p>90</text:p>
          </table:table-cell>
          <table:table-cell office:value-type="float" office:value="88.07" table:content-validation-name="val1" table:style-name="ce86">
            <text:p>88.07</text:p>
          </table:table-cell>
          <table:table-cell office:value-type="string" table:content-validation-name="val2" table:style-name="ce85">
            <text:p>NIL</text:p>
          </table:table-cell>
          <table:table-cell office:value-type="string" table:content-validation-name="val2" table:style-name="ce85">
            <text:p>NIL</text:p>
          </table:table-cell>
          <table:table-cell office:value-type="float" office:value="2526" table:content-validation-name="val3" table:style-name="ce7">
            <text:p>2,526</text:p>
          </table:table-cell>
          <table:table-cell office:value-type="float" office:value="2457.09" table:content-validation-name="val3" table:style-name="ce25">
            <text:p>2,457.09</text:p>
          </table:table-cell>
          <table:table-cell office:value-type="float" office:value="5" table:content-validation-name="val2" table:style-name="ce75">
            <text:p>5</text:p>
          </table:table-cell>
          <table:table-cell office:value-type="float" office:value="5" table:content-validation-name="val1" table:style-name="ce76">
            <text:p>5.00</text:p>
          </table:table-cell>
          <table:table-cell office:value-type="string" table:content-validation-name="val2" table:style-name="ce77">
            <text:p>NIL</text:p>
          </table:table-cell>
          <table:table-cell office:value-type="string" table:content-validation-name="val2" table:style-name="ce78">
            <text:p>NIL</text:p>
          </table:table-cell>
          <table:table-cell office:value-type="string" table:content-validation-name="val2" table:style-name="ce79">
            <text:p>NIL</text:p>
          </table:table-cell>
          <table:table-cell office:value-type="string" table:content-validation-name="val2" table:style-name="ce79">
            <text:p>NIL</text:p>
          </table:table-cell>
          <table:table-cell office:value-type="float" office:value="0" table:content-validation-name="val2" table:style-name="ce80">
            <text:p>0</text:p>
          </table:table-cell>
          <table:table-cell office:value-type="float" office:value="0" table:style-name="ce81">
            <text:p>0</text:p>
          </table:table-cell>
          <table:table-cell office:value-type="float" office:value="5" table:formula="of:=SUM([.R4];[.T4];[.V4];[.X4];)" table:style-name="ce8">
            <text:p>5</text:p>
          </table:table-cell>
          <table:table-cell office:value-type="float" office:value="5" table:formula="of:=SUM([.S4];[.U4];[.W4];[.Y4])" table:style-name="ce8">
            <text:p>5</text:p>
          </table:table-cell>
          <table:table-cell office:value-type="float" office:value="2531" table:formula="of:=[.P4]+[.Z4]" table:content-validation-name="val3" table:style-name="ce9">
            <text:p>2,531</text:p>
          </table:table-cell>
          <table:table-cell office:value-type="float" office:value="2462.09" table:formula="of:=[.Q4]+[.AA4]" table:content-validation-name="val3" table:style-name="ce26">
            <text:p>2,462.09</text:p>
          </table:table-cell>
          <table:table-cell office:value-type="currency" office:value="9894931.6500000004" table:content-validation-name="val4" table:style-name="ce22">
            <text:p>£9,894,931.65</text:p>
          </table:table-cell>
          <table:table-cell office:value-type="currency" office:value="0" table:content-validation-name="val2" table:style-name="ce22">
            <text:p>£0.00</text:p>
          </table:table-cell>
          <table:table-cell office:value-type="currency" office:value="287600" table:content-validation-name="val4" table:style-name="ce10">
            <text:p>£287,600.00</text:p>
          </table:table-cell>
          <table:table-cell office:value-type="currency" office:value="74945.37" table:content-validation-name="val4" table:style-name="ce22">
            <text:p>£74,945.37</text:p>
          </table:table-cell>
          <table:table-cell office:value-type="currency" office:value="2150076.81" table:content-validation-name="val4" table:style-name="ce22">
            <text:p>£2,150,076.81</text:p>
          </table:table-cell>
          <table:table-cell office:value-type="currency" office:value="967819.95" table:content-validation-name="val4" table:style-name="ce21">
            <text:p>£967,819.95</text:p>
          </table:table-cell>
          <table:table-cell office:value-type="currency" office:value="13375373.779999999" table:style-name="ce11">
            <text:p>£13,375,373.78</text:p>
          </table:table-cell>
          <table:table-cell office:value-type="currency" office:value="29319.239999999987" table:content-validation-name="val4" table:style-name="ce61">
            <text:p>£29,319.24</text:p>
          </table:table-cell>
          <table:table-cell office:value-type="currency" office:value="0" table:content-validation-name="val4" table:style-name="ce10">
            <text:p>£0.00</text:p>
          </table:table-cell>
          <table:table-cell office:value-type="currency" office:value="29319.239999999987" table:style-name="ce12">
            <text:p>£29,319.24</text:p>
          </table:table-cell>
          <table:table-cell office:value-type="currency" office:value="13404693.02" table:style-name="ce13">
            <text:p>£13,404,693.02</text:p>
          </table:table-cell>
          <table:table-cell table:content-validation-name="val3" table:style-name="ce20"/>
          <table:table-cell table:content-validation-name="val3" table:style-name="ce20"/>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28"/>
        </table:table-row>
        <table:table-row table:style-name="ro5">
          <table:table-cell office:value-type="string" table:style-name="ce5">
            <text:p>Independent Commission for Aid Impact</text:p>
          </table:table-cell>
          <table:table-cell office:value-type="string" table:style-name="ce69">
            <text:p>Executive Non-Departmental Public Body</text:p>
          </table:table-cell>
          <table:table-cell office:value-type="string" table:style-name="ce68">
            <text:p>Department for International Development</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string" table:content-validation-name="val2" table:style-name="ce83">
            <text:p>NIL</text:p>
          </table:table-cell>
          <table:table-cell office:value-type="float" office:value="10" table:content-validation-name="val2" table:style-name="ce72">
            <text:p>10</text:p>
          </table:table-cell>
          <table:table-cell office:value-type="float" office:value="6" table:content-validation-name="val1" table:style-name="ce73">
            <text:p>6.00</text:p>
          </table:table-cell>
          <table:table-cell office:value-type="float" office:value="10" table:content-validation-name="val3" table:style-name="ce7">
            <text:p>10</text:p>
          </table:table-cell>
          <table:table-cell office:value-type="float" office:value="6" table:content-validation-name="val3" table:style-name="ce25">
            <text:p>6.00</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float" office:value="0" table:formula="of:=SUM([.R5];[.T5];[.V5];[.X5];)" table:style-name="ce8">
            <text:p>0</text:p>
          </table:table-cell>
          <table:table-cell office:value-type="float" office:value="0" table:formula="of:=SUM([.S5];[.U5];[.W5];[.Y5])" table:style-name="ce8">
            <text:p>0</text:p>
          </table:table-cell>
          <table:table-cell office:value-type="float" office:value="10" table:formula="of:=[.P5]+[.Z5]" table:content-validation-name="val3" table:style-name="ce9">
            <text:p>10</text:p>
          </table:table-cell>
          <table:table-cell office:value-type="float" office:value="6" table:formula="of:=[.Q5]+[.AA5]" table:content-validation-name="val3" table:style-name="ce26">
            <text:p>6.00</text:p>
          </table:table-cell>
          <table:table-cell office:value-type="string" table:content-validation-name="val2" table:style-name="ce59">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currency" office:value="0" table:style-name="ce11">
            <text:p>£0.00</text:p>
          </table:table-cell>
          <table:table-cell office:value-type="string" table:content-validation-name="val2" table:style-name="ce60">
            <text:p>NIL</text:p>
          </table:table-cell>
          <table:table-cell office:value-type="string" table:content-validation-name="val2" table:style-name="ce60">
            <text:p>NIL</text:p>
          </table:table-cell>
          <table:table-cell office:value-type="currency" office:value="0" table:style-name="ce12">
            <text:p>£0.00</text:p>
          </table:table-cell>
          <table:table-cell office:value-type="currency" office:value="0" table:style-name="ce13">
            <text:p>£0.00</text:p>
          </table:table-cell>
          <table:table-cell table:content-validation-name="val3" table:style-name="ce4"/>
          <table:table-cell office:value-type="string" table:style-name="ce24">
            <text:p>The ICAI figure is zero for March. This figure represents the total costs for staff who are from another government department, the rest of the staff are paid from DFID payroll therefore those staff costs are included in the figure in the line above.</text:p>
          </table:table-cell>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28"/>
        </table:table-row>
        <table:table-row table:style-name="ro5">
          <table:table-cell office:value-type="string" table:style-name="ce5">
            <text:p>Commonwealth Scholarship Commission</text:p>
          </table:table-cell>
          <table:table-cell office:value-type="string" table:style-name="ce71">
            <text:p>Executive Non-Departmental Public Body</text:p>
          </table:table-cell>
          <table:table-cell office:value-type="string" table:style-name="ce70">
            <text:p>Department for International Development</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string" table:content-validation-name="val2" table:style-name="ce84">
            <text:p>NIL</text:p>
          </table:table-cell>
          <table:table-cell office:value-type="float" office:value="0" table:content-validation-name="val3" table:style-name="ce7">
            <text:p>0</text:p>
          </table:table-cell>
          <table:table-cell office:value-type="float" office:value="0" table:content-validation-name="val3" table:style-name="ce7">
            <text:p>0</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string" table:content-validation-name="val2" table:style-name="ce74">
            <text:p>NIL</text:p>
          </table:table-cell>
          <table:table-cell office:value-type="float" office:value="0" table:formula="of:=SUM([.R6];[.T6];[.V6];[.X6];)" table:style-name="ce8">
            <text:p>0</text:p>
          </table:table-cell>
          <table:table-cell office:value-type="float" office:value="0" table:formula="of:=SUM([.S6];[.U6];[.W6];[.Y6])" table:style-name="ce8">
            <text:p>0</text:p>
          </table:table-cell>
          <table:table-cell office:value-type="float" office:value="0" table:formula="of:=[.P6]+[.Z6]" table:content-validation-name="val3" table:style-name="ce9">
            <text:p>0</text:p>
          </table:table-cell>
          <table:table-cell office:value-type="float" office:value="0" table:formula="of:=[.Q6]+[.AA6]" table:content-validation-name="val3" table:style-name="ce9">
            <text:p>0</text:p>
          </table:table-cell>
          <table:table-cell office:value-type="string" table:content-validation-name="val2" table:style-name="ce58">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string" table:content-validation-name="val2" table:style-name="ce57">
            <text:p>NIL</text:p>
          </table:table-cell>
          <table:table-cell office:value-type="currency" office:value="0" table:style-name="ce11">
            <text:p>£0.00</text:p>
          </table:table-cell>
          <table:table-cell office:value-type="string" table:content-validation-name="val2" table:style-name="ce60">
            <text:p>NIL</text:p>
          </table:table-cell>
          <table:table-cell office:value-type="string" table:content-validation-name="val2" table:style-name="ce60">
            <text:p>NIL</text:p>
          </table:table-cell>
          <table:table-cell office:value-type="currency" office:value="0" table:style-name="ce12">
            <text:p>£0.00</text:p>
          </table:table-cell>
          <table:table-cell office:value-type="currency" office:value="0" table:style-name="ce13">
            <text:p>£0.00</text:p>
          </table:table-cell>
          <table:table-cell table:content-validation-name="val3" table:style-name="ce4"/>
          <table:table-cell table:content-validation-name="val3" table:style-name="ce4"/>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28"/>
        </table:table-row>
        <table:table-row table:number-rows-repeated="1048570" table:style-name="ro6">
          <table:table-cell table:number-columns-repeated="4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content-validation-name="val3" table:style-name="ce2"/>
          <table:table-cell table:number-columns-repeated="16128"/>
        </table:table-row>
        <table:named-expressions>
          <table:named-range table:name="Print_Area" table:cell-range-address="Data_sheet.$A$1:Data_sheet.$AP$6" table:base-cell-address="Data_sheet.$A$1"/>
        </table:named-expressions>
      </table:table>
      <table:named-expressions>
        <table:named-expression table:name="List_of_organisations" table:expression="of:=[.#REF!]" table:base-cell-address="Data_sheet.$A$1"/>
        <table:named-expression table:name="Main_Department" table:expression="of:=[.#REF!]" table:base-cell-address="Data_sheet.$A$1"/>
        <table:named-expression table:name="Organisation_Type" table:expression="of:=[.#REF!]" table:base-cell-address="Data_sheet.$A$1"/>
        <table:named-expression table:name="Yes_No" table:expression="of:=[.#REF!]" table:base-cell-address="Data_shee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Cambria" svg:font-family="Cambria"/>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currency-style style:name="N57">
      <number:currency-symbol>£</number:currency-symbol>
      <number:number number:decimal-places="2" number:min-integer-digits="1" number:grouping="true"/>
    </number:currency-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50_0_37__32_-_32_Accent1" style:display-name="20% - Accent1"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95B3D7"/>
      <style:text-properties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DA9694"/>
      <style:text-properties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C4D79B"/>
      <style:text-properties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B1A0C7"/>
      <style:text-properties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92CDDC"/>
      <style:text-properties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ABF8F"/>
      <style:text-properties style:font-name="Calibri" style:font-name-asian="Calibri" style:font-name-complex="Calibri" fo:font-size="11pt" style:font-size-asian="11pt" style:font-size-complex="11pt"/>
    </style:style>
    <style:style style:name="Accent1"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57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background-color="transparent"/>
      <style:text-properties fo:color="#000000" fo:font-size="10pt" style:font-size-asian="10pt" style:font-size-complex="10pt"/>
    </style:style>
    <style:style style:name="Normal_32_12" style:display-name="Normal 1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itle" style:family="table-cell" style:data-style-name="N0">
      <style:text-properties fo:color="#1F497D" style:font-name="Cambria" style:font-name-asian="Cambria" style:font-name-complex="Cambria" fo:font-size="18pt" style:font-size-asian="18pt" style:font-size-complex="18pt"/>
    </style:style>
    <style:style style:name="ToSiffer" style:family="table-cell" style:data-style-name="N50"/>
    <style:style style:name="Total"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
    <dc:creator/>
    <meta:creation-date>2018-05-09T09:00:29Z</meta:creation-date>
    <dc:date>2018-05-09T09:06:56Z</dc:date>
  </office:meta>
</office:document-meta>
</file>